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in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style:contextual-spacing="false"/>
      <style:text-properties fo:font-size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172c9" style:font-weight-asian="bold" style:font-weight-complex="bold"/>
    </style:style>
    <style:style style:name="MT3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<text:span text:style-name="MT2">5-7 Rte du vélodrome<text:line-break/>Baie de l'orphelinat</text:span>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8T22:52:23</meta:creation-date>
    <dc:date>2021-10-26T00:41:22.408096887</dc:date>
    <meta:editing-duration>PT13M33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1" meta:paragraph-count="5" meta:word-count="51" meta:character-count="333" meta:non-whitespace-character-count="288"/>
  </office:meta>
</office:document-meta>
</file>